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Ubuntu, Arial, sans-serif"/>
  </office:font-face-decls>
  <office:automatic-styles>
    <style:style style:name="P1" style:family="paragraph" style:parent-style-name="Standard">
      <style:text-properties officeooo:rsid="00154e11" officeooo:paragraph-rsid="0002f371"/>
    </style:style>
    <style:style style:name="P2" style:family="paragraph" style:parent-style-name="Standard">
      <style:text-properties officeooo:rsid="00167862" officeooo:paragraph-rsid="0002f371"/>
    </style:style>
    <style:style style:name="P3" style:family="paragraph" style:parent-style-name="Standard">
      <style:text-properties officeooo:rsid="0011168c" officeooo:paragraph-rsid="0002f371"/>
    </style:style>
    <style:style style:name="P4" style:family="paragraph" style:parent-style-name="Standard">
      <style:text-properties officeooo:paragraph-rsid="0002f371"/>
    </style:style>
    <style:style style:name="P5" style:family="paragraph" style:parent-style-name="Standard">
      <style:text-properties officeooo:rsid="0002f371" officeooo:paragraph-rsid="0002f371"/>
    </style:style>
    <style:style style:name="T1" style:family="text">
      <style:text-properties officeooo:rsid="0011168c"/>
    </style:style>
    <style:style style:name="T2" style:family="text">
      <style:text-properties officeooo:rsid="00154e11"/>
    </style:style>
    <style:style style:name="T3" style:family="text">
      <style:text-properties fo:font-variant="normal" fo:text-transform="none" fo:color="#5f6368" loext:opacity="100%" style:font-name="Roboto" fo:font-size="9.75pt" fo:letter-spacing="normal" fo:font-style="normal" fo:font-weight="normal"/>
    </style:style>
    <style:style style:name="T4" style:family="text">
      <style:text-properties fo:font-variant="normal" fo:text-transform="none" fo:color="#5f6368" loext:opacity="100%" style:font-name="Roboto" fo:font-size="9.75pt" fo:letter-spacing="normal" fo:font-style="normal" fo:font-weight="normal" officeooo:rsid="00167862"/>
    </style:style>
    <style:style style:name="T5" style:family="text">
      <style:text-properties officeooo:rsid="00167862"/>
    </style:style>
    <style:style style:name="T6" style:family="text">
      <style:text-properties officeooo:rsid="0002f371"/>
    </style:style>
    <style:style style:name="T7" style:family="text">
      <style:text-properties officeooo:rsid="00044c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ytuł zgłoszenia: <text:span text:style-name="T6">Powrót do poprzednich wartości</text:span></text:p>
      <text:p text:style-name="P1">Zgłaszający: <text:span text:style-name="T1">Mathias Ewe</text:span></text:p>
      <text:p text:style-name="P1">Data: <text:span text:style-name="T6">10.10.2023</text:span></text:p>
      <text:p text:style-name="P1">Priorytet: <text:span text:style-name="T6">Wysoki</text:span></text:p>
      <text:p text:style-name="P4"><text:span text:style-name="T2">Urządzenie: </text:span><text:span text:style-name="T4">Google Chrome w</text:span><text:span text:style-name="T3">ersja 117.0.5938.149 (Oficjalna wersja) (64-bitowa)</text:span></text:p>
      <text:p text:style-name="P1">System operacyjny: Ubuntu 22.04.3 LTS <text:span text:style-name="T5">wersja 64-bitowa</text:span></text:p>
      <text:p text:style-name="P1">Opis: <text:span text:style-name="T6">Gdy w komórkach są błędne wartości, a następnie wybierzemy kraj docelowy bądź kraj źródłowy inny niż błędne komórki i wrócimy do ekranu startowego, to błędne komórki przyjmą wartości poprzednie</text:span></text:p>
      <text:p text:style-name="P1">Kroki:</text:p>
      <text:p text:style-name="P2">1. Wpisz adres <text:a xlink:type="simple" xlink:href="http://localhost:5173/" text:style-name="Internet_20_link" text:visited-style-name="Visited_20_Internet_20_Link">http://localhost:5173/</text:a> w przeglądarkę internetową.</text:p>
      <text:p text:style-name="P3">2. Zaznacz dowolną komórkę</text:p>
      <text:p text:style-name="P5">3. Wpisz błędną wartość</text:p>
      <text:p text:style-name="P5">4. Powtórz krok 2 i 3 parę razy</text:p>
      <text:p text:style-name="P5">5. Wybierz z selektora kraje komórek, które nie przyjęły wartości błędnych</text:p>
      <text:p text:style-name="P5">6. Wróć do wyświetlania pełnej tabeli</text:p>
      <text:p text:style-name="P1">Obecny rezultat: <text:span text:style-name="T6">Komórki z błędnymi wartościami wracają do poprzednich poprawnych wartości</text:span></text:p>
      <text:p text:style-name="P1">Oczekiwany rezultat: <text:span text:style-name="T6">Znaki które były błędne nie zostaną zmienione</text:span></text:p>
      <text:p text:style-name="P1">Załączniki: zal nagranie ME 009.<text:span text:style-name="T7">webm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Ubuntu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0T15:09:53.845641726</meta:creation-date>
    <dc:date>2023-10-10T15:18:29.831003550</dc:date>
    <meta:editing-duration>PT8M37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7" meta:word-count="124" meta:character-count="890" meta:non-whitespace-character-count="783"/>
  </office:meta>
</office:document-meta>
</file>